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fo:font-weight="normal" officeooo:rsid="001e8ef8" officeooo:paragraph-rsid="001e8ef8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f296e" officeooo:paragraph-rsid="001f296e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2456c8" officeooo:paragraph-rsid="002456c8" fo:background-color="#1e1e1e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text-properties officeooo:rsid="001e8ef8" officeooo:paragraph-rsid="001e8ef8"/>
    </style:style>
    <style:style style:name="P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text-properties officeooo:rsid="001f296e" officeooo:paragraph-rsid="001f296e"/>
    </style:style>
    <style:style style:name="P9" style:family="paragraph" style:parent-style-name="Standard">
      <style:text-properties fo:color="#d7ba7d" style:font-name="Droid Sans Mono" fo:font-size="10.5pt" fo:font-weight="normal" officeooo:rsid="001e8ef8" officeooo:paragraph-rsid="001e8ef8" fo:background-color="#1e1e1e"/>
    </style:style>
    <style:style style:name="P10" style:family="paragraph" style:parent-style-name="Text_20_body">
      <style:text-properties officeooo:rsid="001d48d7" officeooo:paragraph-rsid="001d48d7"/>
    </style:style>
    <style:style style:name="P11" style:family="paragraph" style:parent-style-name="Text_20_body">
      <style:text-properties officeooo:rsid="001d967a" officeooo:paragraph-rsid="001d967a"/>
    </style:style>
    <style:style style:name="P12" style:family="paragraph" style:parent-style-name="Text_20_body">
      <style:text-properties officeooo:rsid="001e8ef8" officeooo:paragraph-rsid="001e8ef8"/>
    </style:style>
    <style:style style:name="P13" style:family="paragraph" style:parent-style-name="Text_20_body">
      <style:text-properties officeooo:rsid="002456c8" officeooo:paragraph-rsid="002456c8"/>
    </style:style>
    <style:style style:name="T1" style:family="text">
      <style:text-properties fo:color="#c586c0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569cd6"/>
    </style:style>
    <style:style style:name="T6" style:family="text">
      <style:text-properties fo:color="#dcdcaa"/>
    </style:style>
    <style:style style:name="T7" style:family="text">
      <style:text-properties fo:color="#4fc1ff"/>
    </style:style>
    <style:style style:name="T8" style:family="text">
      <style:text-properties fo:color="#b5cea8"/>
    </style:style>
    <style:style style:name="T9" style:family="text">
      <style:text-properties fo:color="#808080"/>
    </style:style>
    <style:style style:name="T10" style:family="text">
      <style:text-properties fo:color="#6a9955"/>
    </style:style>
    <style:style style:name="T11" style:family="text">
      <style:text-properties officeooo:rsid="001e8ef8"/>
    </style:style>
    <style:style style:name="T12" style:family="text">
      <style:text-properties fo:color="#4ec9b0"/>
    </style:style>
    <style:style style:name="T13" style:family="text">
      <style:text-properties fo:color="#d7ba7d"/>
    </style:style>
    <style:style style:name="T14" style:family="text">
      <style:text-properties fo:color="#d7ba7d" style:font-name="Droid Sans Mono" fo:font-size="10.5pt" fo:font-weight="normal" fo:background-color="#1e1e1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ulospalvelu</text:h>
      <text:p text:style-name="P11">Ma 21.2.22</text:p>
      <text:p text:style-name="P10">Ongelma: Uusi tulos ei pysy listassa lähetyksen jälkeen. “addResult”:ssa joku häikkä? →<text:span text:style-name="T11"> useState results ja import Results, linkitys-ongelma. Nyt korjattu.</text:span></text:p>
      <text:p text:style-name="P12">App.js:</text:p>
      <text:p text:style-name="P1"><text:span text:style-name="T1">import</text:span> <text:span text:style-name="T3">React</text:span>, { <text:span text:style-name="T3">useState</text:span> } <text:span text:style-name="T1">from</text:span> <text:span text:style-name="T4">'react'</text:span>;</text:p>
      <text:p text:style-name="P5"/>
      <text:p text:style-name="P1"><text:span text:style-name="T5">const</text:span> <text:span text:style-name="T6">App</text:span> = () <text:span text:style-name="T5">=&gt;</text:span> {</text:p>
      <text:p text:style-name="P5"/>
      <text:p text:style-name="P1"><text:span text:style-name="T5">const</text:span>[<text:span text:style-name="T7">newHomeTeam</text:span>, <text:span text:style-name="T6">setNewHomeTeam</text:span>] = <text:span text:style-name="T6">useState</text:span>(<text:span text:style-name="T4">''</text:span>)</text:p>
      <text:p text:style-name="P1"><text:span text:style-name="T5">const</text:span>[<text:span text:style-name="T7">newVisitorTeam</text:span>, <text:span text:style-name="T6">setNewVisitorTeam</text:span>] = <text:span text:style-name="T6">useState</text:span>(<text:span text:style-name="T4">''</text:span>)</text:p>
      <text:p text:style-name="P1"><text:span text:style-name="T5">const</text:span>[<text:span text:style-name="T7">newResult</text:span>, <text:span text:style-name="T6">setNewResult</text:span>] = <text:span text:style-name="T6">useState</text:span>(<text:span text:style-name="T4">''</text:span>)</text:p>
      <text:p text:style-name="P1"><text:span text:style-name="T5">const</text:span>[<text:span text:style-name="T7">results</text:span>, <text:span text:style-name="T6">setResults</text:span>] = <text:span text:style-name="T6">useState</text:span>([</text:p>
      <text:p text:style-name="P1">{</text:p>
      <text:p text:style-name="P1"><text:span text:style-name="T3">hometeam:</text:span> <text:span text:style-name="T4">"Yltäyliskyllästetyt"</text:span>,</text:p>
      <text:p text:style-name="P1"><text:span text:style-name="T3">visitorteam:</text:span> <text:span text:style-name="T4">"Vähemmistön enemmistö"</text:span>,</text:p>
      <text:p text:style-name="P1"><text:span text:style-name="T3">result:</text:span> <text:span text:style-name="T4">"1-0"</text:span>,</text:p>
      <text:p text:style-name="P1"><text:span text:style-name="T3">id:</text:span> <text:span text:style-name="T8">0</text:span></text:p>
      <text:p text:style-name="P1">},</text:p>
      <text:p text:style-name="P1">{</text:p>
      <text:p text:style-name="P1"><text:span text:style-name="T3">hometeam:</text:span> <text:span text:style-name="T4">"Suuret Johtajat"</text:span>,</text:p>
      <text:p text:style-name="P1"><text:span text:style-name="T3">visitorteam:</text:span> <text:span text:style-name="T4">"Taiteelliset harhaanjohtajat"</text:span>,</text:p>
      <text:p text:style-name="P1"><text:span text:style-name="T3">result:</text:span> <text:span text:style-name="T4">"0-2"</text:span>,</text:p>
      <text:p text:style-name="P1"><text:span text:style-name="T3">id:</text:span> <text:span text:style-name="T8">1</text:span></text:p>
      <text:p text:style-name="P1">},</text:p>
      <text:p text:style-name="P1">{</text:p>
      <text:p text:style-name="P1"><text:span text:style-name="T3">hometeam:</text:span> <text:span text:style-name="T4">"Valon Vartijat"</text:span>,</text:p>
      <text:p text:style-name="P1"><text:span text:style-name="T3">visitorteam:</text:span> <text:span text:style-name="T4">"Synkät valtiaat"</text:span>,</text:p>
      <text:p text:style-name="P1"><text:span text:style-name="T3">result:</text:span> <text:span text:style-name="T4">"1-1"</text:span>,</text:p>
      <text:p text:style-name="P1"><text:span text:style-name="T3">id:</text:span> <text:span text:style-name="T8">2</text:span></text:p>
      <text:p text:style-name="P1">}</text:p>
      <text:p text:style-name="P1">]) </text:p>
      <text:p text:style-name="P1"><text:span text:style-name="T5">const</text:span> <text:span text:style-name="T6">addResult</text:span> = (<text:span text:style-name="T3">event</text:span>) <text:span text:style-name="T5">=&gt;</text:span> {</text:p>
      <text:p text:style-name="P1"><text:span text:style-name="T3">event</text:span>.<text:span text:style-name="T6">preventDefault</text:span>()</text:p>
      <text:p text:style-name="P1"><text:span text:style-name="T5">const</text:span> <text:span text:style-name="T7">resultObject</text:span> = {</text:p>
      <text:p text:style-name="P1"><text:span text:style-name="T3">hometeam:</text:span> <text:span text:style-name="T7">newHomeTeam</text:span>,</text:p>
      <text:p text:style-name="P1"><text:span text:style-name="T3">visitorteam:</text:span> <text:span text:style-name="T7">newVisitorTeam</text:span>,</text:p>
      <text:p text:style-name="P1"><text:span text:style-name="T3">result:</text:span> <text:span text:style-name="T7">newResult</text:span>,</text:p>
      <text:p text:style-name="P1"><text:span text:style-name="T3">id:</text:span> <text:span text:style-name="T7">results</text:span>.<text:span text:style-name="T3">length</text:span> + <text:span text:style-name="T8">1</text:span>,</text:p>
      <text:p text:style-name="P1">}</text:p>
      <text:p text:style-name="P1"><text:span text:style-name="T3">console</text:span>.<text:span text:style-name="T6">log</text:span>(<text:span text:style-name="T4">"results-taulukko: "</text:span>, <text:span text:style-name="T7">results</text:span>)</text:p>
      <text:p text:style-name="P1"><text:span text:style-name="T6">setResults</text:span>(<text:span text:style-name="T7">results</text:span>.<text:span text:style-name="T6">concat</text:span>(<text:span text:style-name="T7">resultObject</text:span>))</text:p>
      <text:p text:style-name="P1"><text:span text:style-name="T6">setNewResult</text:span>(<text:span text:style-name="T4">''</text:span>)</text:p>
      <text:p text:style-name="P1"><text:span text:style-name="T6">setNewHomeTeam</text:span>(<text:span text:style-name="T4">''</text:span>)</text:p>
      <text:p text:style-name="P1"><text:span text:style-name="T6">setNewVisitorTeam</text:span>(<text:span text:style-name="T4">''</text:span>)</text:p>
      <text:p text:style-name="P1">}</text:p>
      <text:p text:style-name="P5"/>
      <text:p text:style-name="P1"><text:soft-page-break/><text:span text:style-name="T5">const</text:span> <text:span text:style-name="T6">handleHomeTeamChange</text:span> = (<text:span text:style-name="T3">event</text:span>) <text:span text:style-name="T5">=&gt;</text:span> {</text:p>
      <text:p text:style-name="P1"><text:span text:style-name="T6">setNewHomeTeam</text:span>(<text:span text:style-name="T3">event</text:span>.<text:span text:style-name="T3">target</text:span>.<text:span text:style-name="T3">value</text:span>)</text:p>
      <text:p text:style-name="P1">}</text:p>
      <text:p text:style-name="P5"/>
      <text:p text:style-name="P1"><text:span text:style-name="T5">const</text:span> <text:span text:style-name="T6">handleVisitorTeamChange</text:span> = (<text:span text:style-name="T3">event</text:span>) <text:span text:style-name="T5">=&gt;</text:span> {</text:p>
      <text:p text:style-name="P1"><text:span text:style-name="T6">setNewVisitorTeam</text:span>(<text:span text:style-name="T3">event</text:span>.<text:span text:style-name="T3">target</text:span>.<text:span text:style-name="T3">value</text:span>)</text:p>
      <text:p text:style-name="P1">}</text:p>
      <text:p text:style-name="P5"/>
      <text:p text:style-name="P1"><text:span text:style-name="T5">const</text:span> <text:span text:style-name="T6">handleResultChange</text:span> = (<text:span text:style-name="T3">event</text:span>) <text:span text:style-name="T5">=&gt;</text:span> {</text:p>
      <text:p text:style-name="P1"><text:span text:style-name="T6">setNewResult</text:span>(<text:span text:style-name="T3">event</text:span>.<text:span text:style-name="T3">target</text:span>.<text:span text:style-name="T3">value</text:span>)</text:p>
      <text:p text:style-name="P1">}</text:p>
      <text:p text:style-name="P1"><text:span text:style-name="T1">return</text:span> (</text:p>
      <text:p text:style-name="P1"><text:span text:style-name="T9">&lt;</text:span><text:span text:style-name="T5">div</text:span><text:span text:style-name="T9">&gt;</text:span></text:p>
      <text:p text:style-name="P1"><text:span text:style-name="T5">{</text:span><text:span text:style-name="T3">console</text:span>.<text:span text:style-name="T6">log</text:span>(<text:span text:style-name="T4">"tulokset: "</text:span>, <text:span text:style-name="T7">results</text:span>)<text:span text:style-name="T5">}</text:span></text:p>
      <text:p text:style-name="P1"><text:span text:style-name="T5">{</text:span><text:span text:style-name="T10">/* {results.map(r =&gt; &lt;li key={r.id}&gt;{r.hometeam} vs. {r.visitorteam}: {r.result}&lt;/li&gt;)} */</text:span><text:span text:style-name="T5">}</text:span></text:p>
      <text:p text:style-name="P1"><text:span text:style-name="T9">&lt;</text:span><text:span text:style-name="T5">h2</text:span><text:span text:style-name="T9">&gt;</text:span>Tulospalvelu<text:span text:style-name="T9">&lt;/</text:span><text:span text:style-name="T5">h2</text:span><text:span text:style-name="T9">&gt;</text:span> </text:p>
      <text:p text:style-name="P1"><text:span text:style-name="T9">&lt;</text:span><text:span text:style-name="T5">div</text:span> <text:span text:style-name="T3">id</text:span>=<text:span text:style-name="T4">"form"</text:span><text:span text:style-name="T9">&gt;</text:span></text:p>
      <text:p text:style-name="P1"><text:span text:style-name="T9">&lt;</text:span><text:span text:style-name="T5">form</text:span> <text:span text:style-name="T3">onSubmit</text:span>=<text:span text:style-name="T5">{</text:span><text:span text:style-name="T6">addResult</text:span><text:span text:style-name="T5">}</text:span><text:span text:style-name="T9">&gt;</text:span></text:p>
      <text:p text:style-name="P1"><text:span text:style-name="T9">&lt;</text:span><text:span text:style-name="T5">table</text:span><text:span text:style-name="T9">&gt;</text:span></text:p>
      <text:p text:style-name="P1"><text:span text:style-name="T9">&lt;</text:span><text:span text:style-name="T5">tbody</text:span><text:span text:style-name="T9">&gt;</text:span></text:p>
      <text:p text:style-name="P1"><text:span text:style-name="T9">&lt;</text:span><text:span text:style-name="T5">tr</text:span><text:span text:style-name="T9">&gt;</text:span></text:p>
      <text:p text:style-name="P1"><text:span text:style-name="T9">&lt;</text:span><text:span text:style-name="T5">td</text:span><text:span text:style-name="T9">&gt;</text:span>Home team: <text:span text:style-name="T9">&lt;/</text:span><text:span text:style-name="T5">td</text:span><text:span text:style-name="T9">&gt;&lt;</text:span><text:span text:style-name="T5">td</text:span><text:span text:style-name="T9">&gt;&lt;</text:span><text:span text:style-name="T5">input</text:span> <text:span text:style-name="T3">value</text:span>=<text:span text:style-name="T5">{</text:span><text:span text:style-name="T7">newHomeTeam</text:span><text:span text:style-name="T5">}</text:span> <text:span text:style-name="T3">onChange</text:span>=<text:span text:style-name="T5">{</text:span><text:span text:style-name="T6">handleHomeTeamChange</text:span><text:span text:style-name="T5">}</text:span> <text:span text:style-name="T9">/&gt;&lt;/</text:span><text:span text:style-name="T5">td</text:span><text:span text:style-name="T9">&gt;</text:span></text:p>
      <text:p text:style-name="P1"><text:span text:style-name="T9">&lt;/</text:span><text:span text:style-name="T5">tr</text:span><text:span text:style-name="T9">&gt;</text:span></text:p>
      <text:p text:style-name="P1"><text:span text:style-name="T9">&lt;</text:span><text:span text:style-name="T5">tr</text:span><text:span text:style-name="T9">&gt;</text:span></text:p>
      <text:p text:style-name="P1"><text:span text:style-name="T9">&lt;</text:span><text:span text:style-name="T5">td</text:span><text:span text:style-name="T9">&gt;</text:span>Visitor team: <text:span text:style-name="T9">&lt;/</text:span><text:span text:style-name="T5">td</text:span><text:span text:style-name="T9">&gt;&lt;</text:span><text:span text:style-name="T5">td</text:span><text:span text:style-name="T9">&gt;&lt;</text:span><text:span text:style-name="T5">input</text:span> <text:span text:style-name="T3">value</text:span>=<text:span text:style-name="T5">{</text:span><text:span text:style-name="T7">newVisitorTeam</text:span><text:span text:style-name="T5">}</text:span> <text:span text:style-name="T3">onChange</text:span>=<text:span text:style-name="T5">{</text:span><text:span text:style-name="T6">handleVisitorTeamChange</text:span><text:span text:style-name="T5">}</text:span> <text:span text:style-name="T9">/&gt;&lt;/</text:span><text:span text:style-name="T5">td</text:span><text:span text:style-name="T9">&gt;</text:span></text:p>
      <text:p text:style-name="P1"><text:span text:style-name="T9">&lt;/</text:span><text:span text:style-name="T5">tr</text:span><text:span text:style-name="T9">&gt;</text:span></text:p>
      <text:p text:style-name="P1"><text:span text:style-name="T9">&lt;</text:span><text:span text:style-name="T5">tr</text:span><text:span text:style-name="T9">&gt;</text:span></text:p>
      <text:p text:style-name="P1"><text:span text:style-name="T9">&lt;</text:span><text:span text:style-name="T5">td</text:span><text:span text:style-name="T9">&gt;</text:span>Result: <text:span text:style-name="T9">&lt;/</text:span><text:span text:style-name="T5">td</text:span><text:span text:style-name="T9">&gt;&lt;</text:span><text:span text:style-name="T5">td</text:span> <text:span text:style-name="T3">className</text:span>=<text:span text:style-name="T4">'result'</text:span><text:span text:style-name="T9">&gt;&lt;</text:span><text:span text:style-name="T5">input</text:span> <text:span text:style-name="T3">value</text:span>=<text:span text:style-name="T5">{</text:span><text:span text:style-name="T7">newResult</text:span><text:span text:style-name="T5">}</text:span> <text:span text:style-name="T3">onChange</text:span>=<text:span text:style-name="T5">{</text:span><text:span text:style-name="T6">handleResultChange</text:span><text:span text:style-name="T5">}</text:span> <text:span text:style-name="T9">/&gt;&lt;/</text:span><text:span text:style-name="T5">td</text:span><text:span text:style-name="T9">&gt;</text:span></text:p>
      <text:p text:style-name="P1"><text:span text:style-name="T9">&lt;/</text:span><text:span text:style-name="T5">tr</text:span><text:span text:style-name="T9">&gt;</text:span></text:p>
      <text:p text:style-name="P1"><text:span text:style-name="T9">&lt;/</text:span><text:span text:style-name="T5">tbody</text:span><text:span text:style-name="T9">&gt;</text:span> </text:p>
      <text:p text:style-name="P1"><text:span text:style-name="T9">&lt;/</text:span><text:span text:style-name="T5">table</text:span><text:span text:style-name="T9">&gt;</text:span> </text:p>
      <text:p text:style-name="P1"><text:span text:style-name="T9">&lt;</text:span><text:span text:style-name="T5">button</text:span> <text:span text:style-name="T3">type</text:span>=<text:span text:style-name="T4">"submit"</text:span><text:span text:style-name="T9">&gt;</text:span>Send<text:span text:style-name="T9">&lt;/</text:span><text:span text:style-name="T5">button</text:span><text:span text:style-name="T9">&gt;</text:span></text:p>
      <text:p text:style-name="P1"><text:span text:style-name="T9">&lt;/</text:span><text:span text:style-name="T5">form</text:span><text:span text:style-name="T9">&gt;</text:span></text:p>
      <text:p text:style-name="P1"><text:span text:style-name="T9">&lt;/</text:span><text:span text:style-name="T5">div</text:span><text:span text:style-name="T9">&gt;</text:span></text:p>
      <text:p text:style-name="P1"><text:span text:style-name="T9">&lt;</text:span><text:span text:style-name="T5">table</text:span><text:span text:style-name="T9">&gt;</text:span></text:p>
      <text:p text:style-name="P1"><text:span text:style-name="T9">&lt;</text:span><text:span text:style-name="T5">tbody</text:span><text:span text:style-name="T9">&gt;</text:span></text:p>
      <text:p text:style-name="P1"><text:span text:style-name="T9">&lt;</text:span><text:span text:style-name="T5">tr</text:span><text:span text:style-name="T9">&gt;</text:span></text:p>
      <text:p text:style-name="P1"><text:span text:style-name="T9">&lt;</text:span><text:span text:style-name="T5">th</text:span> <text:span text:style-name="T3">width</text:span>=<text:span text:style-name="T4">"250px"</text:span><text:span text:style-name="T9">&gt;</text:span>Home team<text:span text:style-name="T9">&lt;/</text:span><text:span text:style-name="T5">th</text:span><text:span text:style-name="T9">&gt;&lt;</text:span><text:span text:style-name="T5">th</text:span> <text:span text:style-name="T3">width</text:span>=<text:span text:style-name="T4">"250px"</text:span><text:span text:style-name="T9">&gt;</text:span>Visitor team<text:span text:style-name="T9">&lt;/</text:span><text:span text:style-name="T5">th</text:span><text:span text:style-name="T9">&gt;&lt;</text:span><text:span text:style-name="T5">th</text:span><text:span text:style-name="T9">&gt;</text:span>Result<text:span text:style-name="T9">&lt;/</text:span><text:span text:style-name="T5">th</text:span><text:span text:style-name="T9">&gt;</text:span></text:p>
      <text:p text:style-name="P1"><text:span text:style-name="T9">&lt;/</text:span><text:span text:style-name="T5">tr</text:span><text:span text:style-name="T9">&gt;&lt;</text:span><text:span text:style-name="T5">tr</text:span><text:span text:style-name="T9">&gt;</text:span></text:p>
      <text:p text:style-name="P1"><text:span text:style-name="T9">&lt;</text:span><text:span text:style-name="T5">td</text:span><text:span text:style-name="T9">&gt;</text:span><text:span text:style-name="T5">{</text:span><text:span text:style-name="T7">results</text:span>.<text:span text:style-name="T6">map</text:span>(<text:span text:style-name="T3">r</text:span> <text:span text:style-name="T5">=&gt;</text:span> <text:span text:style-name="T9">&lt;</text:span><text:span text:style-name="T5">p</text:span> <text:span text:style-name="T3">key</text:span>=<text:span text:style-name="T5">{</text:span><text:span text:style-name="T3">r</text:span>.<text:span text:style-name="T3">id</text:span><text:span text:style-name="T5">}</text:span><text:span text:style-name="T9">&gt;</text:span><text:span text:style-name="T5">{</text:span><text:span text:style-name="T3">r</text:span>.<text:span text:style-name="T3">hometeam</text:span><text:span text:style-name="T5">}</text:span><text:span text:style-name="T9">&lt;/</text:span><text:span text:style-name="T5">p</text:span><text:span text:style-name="T9">&gt;</text:span>)<text:span text:style-name="T5">}{</text:span><text:span text:style-name="T7">newHomeTeam</text:span><text:span text:style-name="T5">}</text:span><text:span text:style-name="T9">&lt;/</text:span><text:span text:style-name="T5">td</text:span><text:span text:style-name="T9">&gt;</text:span></text:p>
      <text:p text:style-name="P1"><text:span text:style-name="T9">&lt;</text:span><text:span text:style-name="T5">td</text:span><text:span text:style-name="T9">&gt;</text:span><text:span text:style-name="T5">{</text:span><text:span text:style-name="T7">results</text:span>.<text:span text:style-name="T6">map</text:span>(<text:span text:style-name="T3">r</text:span> <text:span text:style-name="T5">=&gt;</text:span> <text:span text:style-name="T9">&lt;</text:span><text:span text:style-name="T5">p</text:span> <text:span text:style-name="T3">key</text:span>=<text:span text:style-name="T5">{</text:span><text:span text:style-name="T3">r</text:span>.<text:span text:style-name="T3">id</text:span><text:span text:style-name="T5">}</text:span><text:span text:style-name="T9">&gt;</text:span><text:span text:style-name="T5">{</text:span><text:span text:style-name="T3">r</text:span>.<text:span text:style-name="T3">visitorteam</text:span><text:span text:style-name="T5">}</text:span><text:span text:style-name="T9">&lt;/</text:span><text:span text:style-name="T5">p</text:span><text:span text:style-name="T9">&gt;</text:span>)<text:span text:style-name="T5">}{</text:span><text:span text:style-name="T7">newVisitorTeam</text:span><text:span text:style-name="T5">}</text:span><text:span text:style-name="T9">&lt;/</text:span><text:span text:style-name="T5">td</text:span><text:span text:style-name="T9">&gt;</text:span></text:p>
      <text:p text:style-name="P1"><text:span text:style-name="T9">&lt;</text:span><text:span text:style-name="T5">td</text:span><text:span text:style-name="T9">&gt;</text:span><text:span text:style-name="T5">{</text:span><text:span text:style-name="T7">results</text:span>.<text:span text:style-name="T6">map</text:span>(<text:span text:style-name="T3">r</text:span> <text:span text:style-name="T5">=&gt;</text:span> <text:span text:style-name="T9">&lt;</text:span><text:span text:style-name="T5">p</text:span> <text:span text:style-name="T3">key</text:span>=<text:span text:style-name="T5">{</text:span><text:span text:style-name="T3">r</text:span>.<text:span text:style-name="T3">id</text:span><text:span text:style-name="T5">}</text:span><text:span text:style-name="T9">&gt;</text:span><text:span text:style-name="T5">{</text:span><text:span text:style-name="T3">r</text:span>.<text:span text:style-name="T3">result</text:span><text:span text:style-name="T5">}</text:span><text:span text:style-name="T9">&lt;/</text:span><text:span text:style-name="T5">p</text:span><text:span text:style-name="T9">&gt;</text:span>)<text:span text:style-name="T5">}{</text:span><text:span text:style-name="T7">newResult</text:span><text:span text:style-name="T5">}</text:span><text:span text:style-name="T9">&lt;/</text:span><text:span text:style-name="T5">td</text:span><text:span text:style-name="T9">&gt;</text:span></text:p>
      <text:p text:style-name="P1"><text:span text:style-name="T9">&lt;/</text:span><text:span text:style-name="T5">tr</text:span><text:span text:style-name="T9">&gt;</text:span></text:p>
      <text:p text:style-name="P1"><text:span text:style-name="T9">&lt;/</text:span><text:span text:style-name="T5">tbody</text:span><text:span text:style-name="T9">&gt;</text:span></text:p>
      <text:p text:style-name="P1"><text:span text:style-name="T9">&lt;/</text:span><text:span text:style-name="T5">table</text:span><text:span text:style-name="T9">&gt;</text:span></text:p>
      <text:p text:style-name="P1"><text:span text:style-name="T9">&lt;/</text:span><text:span text:style-name="T5">div</text:span><text:span text:style-name="T9">&gt;</text:span></text:p>
      <text:p text:style-name="P1"><text:soft-page-break/>);</text:p>
      <text:p text:style-name="P1">}</text:p>
      <text:p text:style-name="P5"/>
      <text:p text:style-name="P1"><text:span text:style-name="T1">export</text:span> <text:span text:style-name="T1">default</text:span> <text:span text:style-name="T6">App</text:span>;</text:p>
      <text:p text:style-name="P1"/>
      <text:p text:style-name="P1"/>
      <text:p text:style-name="P6">index.js:</text:p>
      <text:p text:style-name="P6"/>
      <text:p text:style-name="P2"><text:span text:style-name="T1">import</text:span> <text:span text:style-name="T3">ReactDOM</text:span> <text:span text:style-name="T1">from</text:span> <text:span text:style-name="T4">'react-dom'</text:span>;</text:p>
      <text:p text:style-name="P1"><text:span text:style-name="T1">import</text:span> <text:span text:style-name="T3">App</text:span> <text:span text:style-name="T1">from</text:span> <text:span text:style-name="T4">'./App'</text:span>;</text:p>
      <text:p text:style-name="P1"><text:span text:style-name="T1">import</text:span> <text:span text:style-name="T4">'./index.css'</text:span>;</text:p>
      <text:p text:style-name="P5"/>
      <text:p text:style-name="P7">// let results = [</text:p>
      <text:p text:style-name="P7">// {</text:p>
      <text:p text:style-name="P7">// hometeam: "Yltäyliskyllästetyt",</text:p>
      <text:p text:style-name="P7">// visitorteam: "Vähemmistön enemmistö",</text:p>
      <text:p text:style-name="P7">// result: "1-0",</text:p>
      <text:p text:style-name="P7">// id: 0</text:p>
      <text:p text:style-name="P7">// },</text:p>
      <text:p text:style-name="P7">// {</text:p>
      <text:p text:style-name="P7">// hometeam: "Suuret Johtajat",</text:p>
      <text:p text:style-name="P7">// visitorteam: "Taiteelliset harhaanjohtajat",</text:p>
      <text:p text:style-name="P7">// result: "0-2",</text:p>
      <text:p text:style-name="P7">// id: 1</text:p>
      <text:p text:style-name="P7">// },</text:p>
      <text:p text:style-name="P7">// {</text:p>
      <text:p text:style-name="P7">// hometeam: "Valon Vartijat",</text:p>
      <text:p text:style-name="P7">// visitorteam: "Synkät valtiaat",</text:p>
      <text:p text:style-name="P7">// result: "1-1",</text:p>
      <text:p text:style-name="P7">// id: 2</text:p>
      <text:p text:style-name="P7">// }</text:p>
      <text:p text:style-name="P7">// ]</text:p>
      <text:p text:style-name="P5"/>
      <text:p text:style-name="P1"><text:span text:style-name="T3">ReactDOM</text:span>.<text:span text:style-name="T6">render</text:span>(</text:p>
      <text:p text:style-name="P7">// &lt;App results={results} /&gt;,</text:p>
      <text:p text:style-name="P1"><text:span text:style-name="T9">&lt;</text:span><text:span text:style-name="T12">App</text:span> <text:span text:style-name="T9">/&gt;</text:span>,</text:p>
      <text:p text:style-name="P1"><text:span text:style-name="T3">document</text:span>.<text:span text:style-name="T6">getElementById</text:span>(<text:span text:style-name="T4">'root'</text:span>)</text:p>
      <text:p text:style-name="P1">);</text:p>
      <text:p text:style-name="P5"/>
      <text:p text:style-name="P7">// export default results;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index.css:</text:p>
      <text:p text:style-name="P9"/>
      <text:p text:style-name="P6"><text:span text:style-name="T14">#form</text:span><text:span text:style-name="T2"> {</text:span></text:p>
      <text:p text:style-name="P1"><text:span text:style-name="T3">color</text:span>: <text:span text:style-name="T4">navy</text:span>;</text:p>
      <text:p text:style-name="P1"><text:span text:style-name="T3">padding-bottom</text:span>: <text:span text:style-name="T8">20px</text:span>;</text:p>
      <text:p text:style-name="P1">}</text:p>
      <text:p text:style-name="P5"/>
      <text:p text:style-name="P1"><text:span text:style-name="T13">button</text:span> {</text:p>
      <text:p text:style-name="P1"><text:span text:style-name="T3">width</text:span>: <text:span text:style-name="T8">100px</text:span>;</text:p>
      <text:p text:style-name="P1"><text:span text:style-name="T3">height</text:span>: <text:span text:style-name="T8">30px</text:span>;</text:p>
      <text:p text:style-name="P1"><text:span text:style-name="T3">font-size</text:span>: <text:span text:style-name="T8">20px</text:span>;</text:p>
      <text:p text:style-name="P1"><text:span text:style-name="T3">font-family</text:span>: <text:span text:style-name="T4">'Gill Sans'</text:span>, <text:span text:style-name="T4">'Gill Sans MT'</text:span>, Calibri, <text:span text:style-name="T4">'Trebuchet MS'</text:span>, <text:span text:style-name="T4">sans-serif</text:span>;</text:p>
      <text:p text:style-name="P1"><text:span text:style-name="T3">color</text:span>:<text:span text:style-name="T4">navy</text:span>;</text:p>
      <text:p text:style-name="P1"><text:span text:style-name="T3">background-color</text:span>: <text:span text:style-name="T4">whitesmoke</text:span>;</text:p>
      <text:p text:style-name="P1"><text:span text:style-name="T3">border-radius</text:span>: <text:span text:style-name="T8">7px</text:span>;</text:p>
      <text:p text:style-name="P1">}</text:p>
      <text:p text:style-name="P5"/>
      <text:p text:style-name="P1"><text:span text:style-name="T13">button:hover</text:span> {</text:p>
      <text:p text:style-name="P1"><text:span text:style-name="T3">background-color</text:span>: <text:span text:style-name="T4">ghostwhite</text:span>;</text:p>
      <text:p text:style-name="P1">}</text:p>
      <text:p text:style-name="P5"/>
      <text:p text:style-name="P1"><text:span text:style-name="T13">table</text:span> {</text:p>
      <text:p text:style-name="P1"><text:span text:style-name="T3">background-color</text:span>: <text:span text:style-name="T4">bisque</text:span>;</text:p>
      <text:p text:style-name="P1"><text:span text:style-name="T3">font-family</text:span>: <text:span text:style-name="T4">'Gill Sans'</text:span>, <text:span text:style-name="T4">'Gill Sans MT'</text:span>, Calibri, <text:span text:style-name="T4">'Trebuchet MS'</text:span>, <text:span text:style-name="T4">sans-serif</text:span>;</text:p>
      <text:p text:style-name="P1"><text:span text:style-name="T3">border-radius</text:span>: <text:span text:style-name="T8">10px</text:span>;</text:p>
      <text:p text:style-name="P1">}</text:p>
      <text:p text:style-name="P5"/>
      <text:p text:style-name="P1"><text:span text:style-name="T13">table:hover</text:span> {</text:p>
      <text:p text:style-name="P1"><text:span text:style-name="T3">background-color</text:span>: <text:span text:style-name="T4">wheat</text:span>;</text:p>
      <text:p text:style-name="P1">}</text:p>
      <text:p text:style-name="P5"/>
      <text:p text:style-name="P1"><text:span text:style-name="T13">h2</text:span> {</text:p>
      <text:p text:style-name="P1"><text:span text:style-name="T3">font-family</text:span>: <text:span text:style-name="T4">'Courier New'</text:span>, <text:span text:style-name="T4">Courier</text:span>, <text:span text:style-name="T4">monospace</text:span>;</text:p>
      <text:p text:style-name="P1">}</text:p>
      <text:p text:style-name="P5"/>
      <text:p text:style-name="P1"><text:span text:style-name="T13">body</text:span> {</text:p>
      <text:p text:style-name="P1"><text:span text:style-name="T3">background-color</text:span>: <text:span text:style-name="T4">lightcyan</text:span>;</text:p>
      <text:p text:style-name="P1">}</text:p>
      <text:p text:style-name="P1"/>
      <text:p text:style-name="P8">merkityksetön: ./components/results.js</text:p>
      <text:p text:style-name="P8"/>
      <text:p text:style-name="P3"><text:span text:style-name="T5">const</text:span> <text:span text:style-name="T7">results</text:span> = [</text:p>
      <text:p text:style-name="P1">{</text:p>
      <text:p text:style-name="P1"><text:span text:style-name="T3">hometeam:</text:span> <text:span text:style-name="T4">"Yltäyliskyllästetyt"</text:span>,</text:p>
      <text:p text:style-name="P1"><text:span text:style-name="T3">visitorteam:</text:span> <text:span text:style-name="T4">"Vähemmistön enemmistö"</text:span>,</text:p>
      <text:p text:style-name="P1"><text:span text:style-name="T3">result:</text:span> <text:span text:style-name="T4">"1-0"</text:span>,</text:p>
      <text:p text:style-name="P1"><text:span text:style-name="T3">id:</text:span> <text:span text:style-name="T8">0</text:span></text:p>
      <text:p text:style-name="P1">},</text:p>
      <text:p text:style-name="P1">{</text:p>
      <text:p text:style-name="P1"><text:span text:style-name="T3">hometeam:</text:span> <text:span text:style-name="T4">"Suuret Johtajat"</text:span>,</text:p>
      <text:p text:style-name="P1"><text:span text:style-name="T3">visitorteam:</text:span> <text:span text:style-name="T4">"Taiteelliset harhaanjohtajat"</text:span>,</text:p>
      <text:p text:style-name="P1"><text:soft-page-break/><text:span text:style-name="T3">result:</text:span> <text:span text:style-name="T4">"0-2"</text:span>,</text:p>
      <text:p text:style-name="P1"><text:span text:style-name="T3">id:</text:span> <text:span text:style-name="T8">1</text:span></text:p>
      <text:p text:style-name="P1">},</text:p>
      <text:p text:style-name="P1">{</text:p>
      <text:p text:style-name="P1"><text:span text:style-name="T3">hometeam:</text:span> <text:span text:style-name="T4">"Valon Vartijat"</text:span>,</text:p>
      <text:p text:style-name="P1"><text:span text:style-name="T3">visitorteam:</text:span> <text:span text:style-name="T4">"Synkät valtiaat"</text:span>,</text:p>
      <text:p text:style-name="P1"><text:span text:style-name="T3">result:</text:span> <text:span text:style-name="T4">"1-1"</text:span>,</text:p>
      <text:p text:style-name="P1"><text:span text:style-name="T3">id:</text:span> <text:span text:style-name="T8">2</text:span></text:p>
      <text:p text:style-name="P1">}</text:p>
      <text:p text:style-name="P1">]</text:p>
      <text:p text:style-name="P5"/>
      <text:p text:style-name="P1"><text:span text:style-name="T1">export</text:span> <text:span text:style-name="T1">default</text:span> <text:span text:style-name="T7">results</text:span>;</text:p>
      <text:p text:style-name="P1"/>
      <text:p text:style-name="P1"/>
      <text:h text:style-name="Heading_20_2" text:outline-level="2">App.js juuri ennen useEffect ja axios muokkauksia (ehkä sama ku yllä) 22.2.22:</text:h>
      <text:p text:style-name="Text_20_body"/>
      <text:p text:style-name="P1"><text:span text:style-name="T1">import</text:span> <text:span text:style-name="T3">React</text:span>, { <text:span text:style-name="T3">useState</text:span> } <text:span text:style-name="T1">from</text:span> <text:span text:style-name="T4">'react'</text:span>;</text:p>
      <text:p text:style-name="P5"/>
      <text:p text:style-name="P1"><text:span text:style-name="T5">const</text:span> <text:span text:style-name="T6">App</text:span> = () <text:span text:style-name="T5">=&gt;</text:span> {</text:p>
      <text:p text:style-name="P5"/>
      <text:p text:style-name="P1"><text:span text:style-name="T5">const</text:span>[<text:span text:style-name="T7">newHomeTeam</text:span>, <text:span text:style-name="T6">setNewHomeTeam</text:span>] = <text:span text:style-name="T6">useState</text:span>(<text:span text:style-name="T4">''</text:span>)</text:p>
      <text:p text:style-name="P1"><text:span text:style-name="T5">const</text:span>[<text:span text:style-name="T7">newVisitorTeam</text:span>, <text:span text:style-name="T6">setNewVisitorTeam</text:span>] = <text:span text:style-name="T6">useState</text:span>(<text:span text:style-name="T4">''</text:span>)</text:p>
      <text:p text:style-name="P1"><text:span text:style-name="T5">const</text:span>[<text:span text:style-name="T7">newResult</text:span>, <text:span text:style-name="T6">setNewResult</text:span>] = <text:span text:style-name="T6">useState</text:span>(<text:span text:style-name="T4">''</text:span>)</text:p>
      <text:p text:style-name="P1"><text:span text:style-name="T5">const</text:span>[<text:span text:style-name="T7">results</text:span>, <text:span text:style-name="T6">setResults</text:span>] = <text:span text:style-name="T6">useState</text:span>([</text:p>
      <text:p text:style-name="P1">{</text:p>
      <text:p text:style-name="P1"><text:span text:style-name="T3">hometeam:</text:span> <text:span text:style-name="T4">"Yltäyliskyllästetyt"</text:span>,</text:p>
      <text:p text:style-name="P1"><text:span text:style-name="T3">visitorteam:</text:span> <text:span text:style-name="T4">"Vähemmistön enemmistö"</text:span>,</text:p>
      <text:p text:style-name="P1"><text:span text:style-name="T3">result:</text:span> <text:span text:style-name="T4">"1-0"</text:span>,</text:p>
      <text:p text:style-name="P1"><text:span text:style-name="T3">id:</text:span> <text:span text:style-name="T8">0</text:span></text:p>
      <text:p text:style-name="P1">},</text:p>
      <text:p text:style-name="P1">{</text:p>
      <text:p text:style-name="P1"><text:span text:style-name="T3">hometeam:</text:span> <text:span text:style-name="T4">"Suuret Johtajat"</text:span>,</text:p>
      <text:p text:style-name="P1"><text:span text:style-name="T3">visitorteam:</text:span> <text:span text:style-name="T4">"Taiteelliset harhaanjohtajat"</text:span>,</text:p>
      <text:p text:style-name="P1"><text:span text:style-name="T3">result:</text:span> <text:span text:style-name="T4">"0-2"</text:span>,</text:p>
      <text:p text:style-name="P1"><text:span text:style-name="T3">id:</text:span> <text:span text:style-name="T8">1</text:span></text:p>
      <text:p text:style-name="P1">},</text:p>
      <text:p text:style-name="P1">{</text:p>
      <text:p text:style-name="P1"><text:span text:style-name="T3">hometeam:</text:span> <text:span text:style-name="T4">"Valon Vartijat"</text:span>,</text:p>
      <text:p text:style-name="P1"><text:span text:style-name="T3">visitorteam:</text:span> <text:span text:style-name="T4">"Synkät valtiaat"</text:span>,</text:p>
      <text:p text:style-name="P1"><text:span text:style-name="T3">result:</text:span> <text:span text:style-name="T4">"1-1"</text:span>,</text:p>
      <text:p text:style-name="P1"><text:span text:style-name="T3">id:</text:span> <text:span text:style-name="T8">2</text:span></text:p>
      <text:p text:style-name="P1">}</text:p>
      <text:p text:style-name="P1">]) </text:p>
      <text:p text:style-name="P1"><text:span text:style-name="T5">const</text:span> <text:span text:style-name="T6">addResult</text:span> = (<text:span text:style-name="T3">event</text:span>) <text:span text:style-name="T5">=&gt;</text:span> {</text:p>
      <text:p text:style-name="P1"><text:span text:style-name="T3">event</text:span>.<text:span text:style-name="T6">preventDefault</text:span>()</text:p>
      <text:p text:style-name="P1"><text:span text:style-name="T5">const</text:span> <text:span text:style-name="T7">resultObject</text:span> = {</text:p>
      <text:p text:style-name="P1"><text:span text:style-name="T3">hometeam:</text:span> <text:span text:style-name="T7">newHomeTeam</text:span>,</text:p>
      <text:p text:style-name="P1"><text:soft-page-break/><text:span text:style-name="T3">visitorteam:</text:span> <text:span text:style-name="T7">newVisitorTeam</text:span>,</text:p>
      <text:p text:style-name="P1"><text:span text:style-name="T3">result:</text:span> <text:span text:style-name="T7">newResult</text:span>,</text:p>
      <text:p text:style-name="P1"><text:span text:style-name="T3">id:</text:span> <text:span text:style-name="T7">results</text:span>.<text:span text:style-name="T3">length</text:span> + <text:span text:style-name="T8">1</text:span>,</text:p>
      <text:p text:style-name="P1">}</text:p>
      <text:p text:style-name="P1"><text:span text:style-name="T3">console</text:span>.<text:span text:style-name="T6">log</text:span>(<text:span text:style-name="T4">"results-taulukko: "</text:span>, <text:span text:style-name="T7">results</text:span>)</text:p>
      <text:p text:style-name="P1"><text:span text:style-name="T6">setResults</text:span>(<text:span text:style-name="T7">results</text:span>.<text:span text:style-name="T6">concat</text:span>(<text:span text:style-name="T7">resultObject</text:span>))</text:p>
      <text:p text:style-name="P1"><text:span text:style-name="T6">setNewResult</text:span>(<text:span text:style-name="T4">''</text:span>)</text:p>
      <text:p text:style-name="P1"><text:span text:style-name="T6">setNewHomeTeam</text:span>(<text:span text:style-name="T4">''</text:span>)</text:p>
      <text:p text:style-name="P1"><text:span text:style-name="T6">setNewVisitorTeam</text:span>(<text:span text:style-name="T4">''</text:span>)</text:p>
      <text:p text:style-name="P1">}</text:p>
      <text:p text:style-name="P5"/>
      <text:p text:style-name="P1"><text:span text:style-name="T5">const</text:span> <text:span text:style-name="T6">handleHomeTeamChange</text:span> = (<text:span text:style-name="T3">event</text:span>) <text:span text:style-name="T5">=&gt;</text:span> {</text:p>
      <text:p text:style-name="P1"><text:span text:style-name="T6">setNewHomeTeam</text:span>(<text:span text:style-name="T3">event</text:span>.<text:span text:style-name="T3">target</text:span>.<text:span text:style-name="T3">value</text:span>)</text:p>
      <text:p text:style-name="P1">}</text:p>
      <text:p text:style-name="P5"/>
      <text:p text:style-name="P1"><text:span text:style-name="T5">const</text:span> <text:span text:style-name="T6">handleVisitorTeamChange</text:span> = (<text:span text:style-name="T3">event</text:span>) <text:span text:style-name="T5">=&gt;</text:span> {</text:p>
      <text:p text:style-name="P1"><text:span text:style-name="T6">setNewVisitorTeam</text:span>(<text:span text:style-name="T3">event</text:span>.<text:span text:style-name="T3">target</text:span>.<text:span text:style-name="T3">value</text:span>)</text:p>
      <text:p text:style-name="P1">}</text:p>
      <text:p text:style-name="P5"/>
      <text:p text:style-name="P1"><text:span text:style-name="T5">const</text:span> <text:span text:style-name="T6">handleResultChange</text:span> = (<text:span text:style-name="T3">event</text:span>) <text:span text:style-name="T5">=&gt;</text:span> {</text:p>
      <text:p text:style-name="P1"><text:span text:style-name="T6">setNewResult</text:span>(<text:span text:style-name="T3">event</text:span>.<text:span text:style-name="T3">target</text:span>.<text:span text:style-name="T3">value</text:span>)</text:p>
      <text:p text:style-name="P1">}</text:p>
      <text:p text:style-name="P1"><text:span text:style-name="T1">return</text:span> (</text:p>
      <text:p text:style-name="P1"><text:span text:style-name="T9">&lt;</text:span><text:span text:style-name="T5">div</text:span><text:span text:style-name="T9">&gt;</text:span></text:p>
      <text:p text:style-name="P1"><text:span text:style-name="T5">{</text:span><text:span text:style-name="T3">console</text:span>.<text:span text:style-name="T6">log</text:span>(<text:span text:style-name="T4">"tulokset: "</text:span>, <text:span text:style-name="T7">results</text:span>)<text:span text:style-name="T5">}</text:span></text:p>
      <text:p text:style-name="P1"><text:span text:style-name="T5">{</text:span><text:span text:style-name="T10">/* {results.map(r =&gt; &lt;li key={r.id}&gt;{r.hometeam} vs. {r.visitorteam}: {r.result}&lt;/li&gt;)} */</text:span><text:span text:style-name="T5">}</text:span></text:p>
      <text:p text:style-name="P1"><text:span text:style-name="T9">&lt;</text:span><text:span text:style-name="T5">h2</text:span><text:span text:style-name="T9">&gt;</text:span>Tulospalvelu<text:span text:style-name="T9">&lt;/</text:span><text:span text:style-name="T5">h2</text:span><text:span text:style-name="T9">&gt;</text:span> </text:p>
      <text:p text:style-name="P1"><text:span text:style-name="T9">&lt;</text:span><text:span text:style-name="T5">div</text:span> <text:span text:style-name="T3">id</text:span>=<text:span text:style-name="T4">"form"</text:span><text:span text:style-name="T9">&gt;</text:span></text:p>
      <text:p text:style-name="P1"><text:span text:style-name="T9">&lt;</text:span><text:span text:style-name="T5">form</text:span> <text:span text:style-name="T3">onSubmit</text:span>=<text:span text:style-name="T5">{</text:span><text:span text:style-name="T6">addResult</text:span><text:span text:style-name="T5">}</text:span><text:span text:style-name="T9">&gt;</text:span></text:p>
      <text:p text:style-name="P1"><text:span text:style-name="T9">&lt;</text:span><text:span text:style-name="T5">table</text:span><text:span text:style-name="T9">&gt;</text:span></text:p>
      <text:p text:style-name="P1"><text:span text:style-name="T9">&lt;</text:span><text:span text:style-name="T5">tbody</text:span><text:span text:style-name="T9">&gt;</text:span></text:p>
      <text:p text:style-name="P1"><text:span text:style-name="T9">&lt;</text:span><text:span text:style-name="T5">tr</text:span><text:span text:style-name="T9">&gt;</text:span></text:p>
      <text:p text:style-name="P1"><text:span text:style-name="T9">&lt;</text:span><text:span text:style-name="T5">td</text:span><text:span text:style-name="T9">&gt;</text:span>Home team: <text:span text:style-name="T9">&lt;/</text:span><text:span text:style-name="T5">td</text:span><text:span text:style-name="T9">&gt;&lt;</text:span><text:span text:style-name="T5">td</text:span><text:span text:style-name="T9">&gt;&lt;</text:span><text:span text:style-name="T5">input</text:span> <text:span text:style-name="T3">value</text:span>=<text:span text:style-name="T5">{</text:span><text:span text:style-name="T7">newHomeTeam</text:span><text:span text:style-name="T5">}</text:span> <text:span text:style-name="T3">onChange</text:span>=<text:span text:style-name="T5">{</text:span><text:span text:style-name="T6">handleHomeTeamChange</text:span><text:span text:style-name="T5">}</text:span> <text:span text:style-name="T9">/&gt;&lt;/</text:span><text:span text:style-name="T5">td</text:span><text:span text:style-name="T9">&gt;</text:span></text:p>
      <text:p text:style-name="P1"><text:span text:style-name="T9">&lt;/</text:span><text:span text:style-name="T5">tr</text:span><text:span text:style-name="T9">&gt;</text:span></text:p>
      <text:p text:style-name="P1"><text:span text:style-name="T9">&lt;</text:span><text:span text:style-name="T5">tr</text:span><text:span text:style-name="T9">&gt;</text:span></text:p>
      <text:p text:style-name="P1"><text:span text:style-name="T9">&lt;</text:span><text:span text:style-name="T5">td</text:span><text:span text:style-name="T9">&gt;</text:span>Visitor team: <text:span text:style-name="T9">&lt;/</text:span><text:span text:style-name="T5">td</text:span><text:span text:style-name="T9">&gt;&lt;</text:span><text:span text:style-name="T5">td</text:span><text:span text:style-name="T9">&gt;&lt;</text:span><text:span text:style-name="T5">input</text:span> <text:span text:style-name="T3">value</text:span>=<text:span text:style-name="T5">{</text:span><text:span text:style-name="T7">newVisitorTeam</text:span><text:span text:style-name="T5">}</text:span> <text:span text:style-name="T3">onChange</text:span>=<text:span text:style-name="T5">{</text:span><text:span text:style-name="T6">handleVisitorTeamChange</text:span><text:span text:style-name="T5">}</text:span> <text:span text:style-name="T9">/&gt;&lt;/</text:span><text:span text:style-name="T5">td</text:span><text:span text:style-name="T9">&gt;</text:span></text:p>
      <text:p text:style-name="P1"><text:span text:style-name="T9">&lt;/</text:span><text:span text:style-name="T5">tr</text:span><text:span text:style-name="T9">&gt;</text:span></text:p>
      <text:p text:style-name="P1"><text:span text:style-name="T9">&lt;</text:span><text:span text:style-name="T5">tr</text:span><text:span text:style-name="T9">&gt;</text:span></text:p>
      <text:p text:style-name="P1"><text:span text:style-name="T9">&lt;</text:span><text:span text:style-name="T5">td</text:span><text:span text:style-name="T9">&gt;</text:span>Result: <text:span text:style-name="T9">&lt;/</text:span><text:span text:style-name="T5">td</text:span><text:span text:style-name="T9">&gt;&lt;</text:span><text:span text:style-name="T5">td</text:span> <text:span text:style-name="T3">className</text:span>=<text:span text:style-name="T4">'result'</text:span><text:span text:style-name="T9">&gt;&lt;</text:span><text:span text:style-name="T5">input</text:span> <text:span text:style-name="T3">value</text:span>=<text:span text:style-name="T5">{</text:span><text:span text:style-name="T7">newResult</text:span><text:span text:style-name="T5">}</text:span> <text:span text:style-name="T3">onChange</text:span>=<text:span text:style-name="T5">{</text:span><text:span text:style-name="T6">handleResultChange</text:span><text:span text:style-name="T5">}</text:span> <text:span text:style-name="T9">/&gt;&lt;/</text:span><text:span text:style-name="T5">td</text:span><text:span text:style-name="T9">&gt;</text:span></text:p>
      <text:p text:style-name="P1"><text:span text:style-name="T9">&lt;/</text:span><text:span text:style-name="T5">tr</text:span><text:span text:style-name="T9">&gt;</text:span></text:p>
      <text:p text:style-name="P1"><text:span text:style-name="T9">&lt;/</text:span><text:span text:style-name="T5">tbody</text:span><text:span text:style-name="T9">&gt;</text:span> </text:p>
      <text:p text:style-name="P1"><text:span text:style-name="T9">&lt;/</text:span><text:span text:style-name="T5">table</text:span><text:span text:style-name="T9">&gt;</text:span> </text:p>
      <text:p text:style-name="P1"><text:span text:style-name="T9">&lt;</text:span><text:span text:style-name="T5">button</text:span> <text:span text:style-name="T3">type</text:span>=<text:span text:style-name="T4">"submit"</text:span><text:span text:style-name="T9">&gt;</text:span>Send<text:span text:style-name="T9">&lt;/</text:span><text:span text:style-name="T5">button</text:span><text:span text:style-name="T9">&gt;</text:span></text:p>
      <text:p text:style-name="P1"><text:span text:style-name="T9">&lt;/</text:span><text:span text:style-name="T5">form</text:span><text:span text:style-name="T9">&gt;</text:span></text:p>
      <text:p text:style-name="P1"><text:span text:style-name="T9">&lt;/</text:span><text:span text:style-name="T5">div</text:span><text:span text:style-name="T9">&gt;</text:span></text:p>
      <text:p text:style-name="P1"><text:span text:style-name="T9">&lt;</text:span><text:span text:style-name="T5">table</text:span><text:span text:style-name="T9">&gt;</text:span></text:p>
      <text:p text:style-name="P1"><text:span text:style-name="T9">&lt;</text:span><text:span text:style-name="T5">tbody</text:span><text:span text:style-name="T9">&gt;</text:span></text:p>
      <text:p text:style-name="P1"><text:soft-page-break/><text:span text:style-name="T9">&lt;</text:span><text:span text:style-name="T5">tr</text:span><text:span text:style-name="T9">&gt;</text:span></text:p>
      <text:p text:style-name="P1"><text:span text:style-name="T9">&lt;</text:span><text:span text:style-name="T5">th</text:span> <text:span text:style-name="T3">width</text:span>=<text:span text:style-name="T4">"250px"</text:span><text:span text:style-name="T9">&gt;</text:span>Home team<text:span text:style-name="T9">&lt;/</text:span><text:span text:style-name="T5">th</text:span><text:span text:style-name="T9">&gt;&lt;</text:span><text:span text:style-name="T5">th</text:span> <text:span text:style-name="T3">width</text:span>=<text:span text:style-name="T4">"250px"</text:span><text:span text:style-name="T9">&gt;</text:span>Visitor team<text:span text:style-name="T9">&lt;/</text:span><text:span text:style-name="T5">th</text:span><text:span text:style-name="T9">&gt;&lt;</text:span><text:span text:style-name="T5">th</text:span><text:span text:style-name="T9">&gt;</text:span>Result<text:span text:style-name="T9">&lt;/</text:span><text:span text:style-name="T5">th</text:span><text:span text:style-name="T9">&gt;</text:span></text:p>
      <text:p text:style-name="P1"><text:span text:style-name="T9">&lt;/</text:span><text:span text:style-name="T5">tr</text:span><text:span text:style-name="T9">&gt;&lt;</text:span><text:span text:style-name="T5">tr</text:span><text:span text:style-name="T9">&gt;</text:span></text:p>
      <text:p text:style-name="P1"><text:span text:style-name="T9">&lt;</text:span><text:span text:style-name="T5">td</text:span><text:span text:style-name="T9">&gt;</text:span><text:span text:style-name="T5">{</text:span><text:span text:style-name="T7">results</text:span>.<text:span text:style-name="T6">map</text:span>(<text:span text:style-name="T3">r</text:span> <text:span text:style-name="T5">=&gt;</text:span> <text:span text:style-name="T9">&lt;</text:span><text:span text:style-name="T5">p</text:span> <text:span text:style-name="T3">key</text:span>=<text:span text:style-name="T5">{</text:span><text:span text:style-name="T3">r</text:span>.<text:span text:style-name="T3">id</text:span><text:span text:style-name="T5">}</text:span><text:span text:style-name="T9">&gt;</text:span><text:span text:style-name="T5">{</text:span><text:span text:style-name="T3">r</text:span>.<text:span text:style-name="T3">hometeam</text:span><text:span text:style-name="T5">}</text:span><text:span text:style-name="T9">&lt;/</text:span><text:span text:style-name="T5">p</text:span><text:span text:style-name="T9">&gt;</text:span>)<text:span text:style-name="T5">}{</text:span><text:span text:style-name="T7">newHomeTeam</text:span><text:span text:style-name="T5">}</text:span><text:span text:style-name="T9">&lt;/</text:span><text:span text:style-name="T5">td</text:span><text:span text:style-name="T9">&gt;</text:span></text:p>
      <text:p text:style-name="P1"><text:span text:style-name="T9">&lt;</text:span><text:span text:style-name="T5">td</text:span><text:span text:style-name="T9">&gt;</text:span><text:span text:style-name="T5">{</text:span><text:span text:style-name="T7">results</text:span>.<text:span text:style-name="T6">map</text:span>(<text:span text:style-name="T3">r</text:span> <text:span text:style-name="T5">=&gt;</text:span> <text:span text:style-name="T9">&lt;</text:span><text:span text:style-name="T5">p</text:span> <text:span text:style-name="T3">key</text:span>=<text:span text:style-name="T5">{</text:span><text:span text:style-name="T3">r</text:span>.<text:span text:style-name="T3">id</text:span><text:span text:style-name="T5">}</text:span><text:span text:style-name="T9">&gt;</text:span><text:span text:style-name="T5">{</text:span><text:span text:style-name="T3">r</text:span>.<text:span text:style-name="T3">visitorteam</text:span><text:span text:style-name="T5">}</text:span><text:span text:style-name="T9">&lt;/</text:span><text:span text:style-name="T5">p</text:span><text:span text:style-name="T9">&gt;</text:span>)<text:span text:style-name="T5">}{</text:span><text:span text:style-name="T7">newVisitorTeam</text:span><text:span text:style-name="T5">}</text:span><text:span text:style-name="T9">&lt;/</text:span><text:span text:style-name="T5">td</text:span><text:span text:style-name="T9">&gt;</text:span></text:p>
      <text:p text:style-name="P1"><text:span text:style-name="T9">&lt;</text:span><text:span text:style-name="T5">td</text:span><text:span text:style-name="T9">&gt;</text:span><text:span text:style-name="T5">{</text:span><text:span text:style-name="T7">results</text:span>.<text:span text:style-name="T6">map</text:span>(<text:span text:style-name="T3">r</text:span> <text:span text:style-name="T5">=&gt;</text:span> <text:span text:style-name="T9">&lt;</text:span><text:span text:style-name="T5">p</text:span> <text:span text:style-name="T3">key</text:span>=<text:span text:style-name="T5">{</text:span><text:span text:style-name="T3">r</text:span>.<text:span text:style-name="T3">id</text:span><text:span text:style-name="T5">}</text:span><text:span text:style-name="T9">&gt;</text:span><text:span text:style-name="T5">{</text:span><text:span text:style-name="T3">r</text:span>.<text:span text:style-name="T3">result</text:span><text:span text:style-name="T5">}</text:span><text:span text:style-name="T9">&lt;/</text:span><text:span text:style-name="T5">p</text:span><text:span text:style-name="T9">&gt;</text:span>)<text:span text:style-name="T5">}{</text:span><text:span text:style-name="T7">newResult</text:span><text:span text:style-name="T5">}</text:span><text:span text:style-name="T9">&lt;/</text:span><text:span text:style-name="T5">td</text:span><text:span text:style-name="T9">&gt;</text:span></text:p>
      <text:p text:style-name="P1"><text:span text:style-name="T9">&lt;/</text:span><text:span text:style-name="T5">tr</text:span><text:span text:style-name="T9">&gt;</text:span></text:p>
      <text:p text:style-name="P1"><text:span text:style-name="T9">&lt;/</text:span><text:span text:style-name="T5">tbody</text:span><text:span text:style-name="T9">&gt;</text:span></text:p>
      <text:p text:style-name="P1"><text:span text:style-name="T9">&lt;/</text:span><text:span text:style-name="T5">table</text:span><text:span text:style-name="T9">&gt;</text:span></text:p>
      <text:p text:style-name="P1"><text:span text:style-name="T9">&lt;/</text:span><text:span text:style-name="T5">div</text:span><text:span text:style-name="T9">&gt;</text:span></text:p>
      <text:p text:style-name="P1">);</text:p>
      <text:p text:style-name="P1">}</text:p>
      <text:p text:style-name="P5"/>
      <text:p text:style-name="P1"><text:span text:style-name="T1">export</text:span> <text:span text:style-name="T1">default</text:span> <text:span text:style-name="T3">App</text:span>;</text:p>
      <text:p text:style-name="P1"/>
      <text:p text:style-name="P13">src/components/results.js</text:p>
      <text:p text:style-name="P4"><text:span text:style-name="T5">const</text:span> <text:span text:style-name="T7">results</text:span> = [</text:p>
      <text:p text:style-name="P1">{</text:p>
      <text:p text:style-name="P1"><text:span text:style-name="T3">hometeam:</text:span> <text:span text:style-name="T4">"Yltäyliskyllästetyt"</text:span>,</text:p>
      <text:p text:style-name="P1"><text:span text:style-name="T3">visitorteam:</text:span> <text:span text:style-name="T4">"Vähemmistön enemmistö"</text:span>,</text:p>
      <text:p text:style-name="P1"><text:span text:style-name="T3">result:</text:span> <text:span text:style-name="T4">"1-0"</text:span>,</text:p>
      <text:p text:style-name="P1"><text:span text:style-name="T3">id:</text:span> <text:span text:style-name="T8">0</text:span></text:p>
      <text:p text:style-name="P1">},</text:p>
      <text:p text:style-name="P1">{</text:p>
      <text:p text:style-name="P1"><text:span text:style-name="T3">hometeam:</text:span> <text:span text:style-name="T4">"Suuret Johtajat"</text:span>,</text:p>
      <text:p text:style-name="P1"><text:span text:style-name="T3">visitorteam:</text:span> <text:span text:style-name="T4">"Taiteelliset harhaanjohtajat"</text:span>,</text:p>
      <text:p text:style-name="P1"><text:span text:style-name="T3">result:</text:span> <text:span text:style-name="T4">"0-2"</text:span>,</text:p>
      <text:p text:style-name="P1"><text:span text:style-name="T3">id:</text:span> <text:span text:style-name="T8">1</text:span></text:p>
      <text:p text:style-name="P1">},</text:p>
      <text:p text:style-name="P1">{</text:p>
      <text:p text:style-name="P1"><text:span text:style-name="T3">hometeam:</text:span> <text:span text:style-name="T4">"Valon Vartijat"</text:span>,</text:p>
      <text:p text:style-name="P1"><text:span text:style-name="T3">visitorteam:</text:span> <text:span text:style-name="T4">"Synkät valtiaat"</text:span>,</text:p>
      <text:p text:style-name="P1"><text:span text:style-name="T3">result:</text:span> <text:span text:style-name="T4">"1-1"</text:span>,</text:p>
      <text:p text:style-name="P1"><text:span text:style-name="T3">id:</text:span> <text:span text:style-name="T8">2</text:span></text:p>
      <text:p text:style-name="P1">}</text:p>
      <text:p text:style-name="P1">]</text:p>
      <text:p text:style-name="P5"/>
      <text:p text:style-name="P1"><text:span text:style-name="T1">export</text:span> <text:span text:style-name="T1">default</text:span> <text:span text:style-name="T7">results</text:span>;</text:p>
      <text:p text:style-name="P13"/>
      <text:p text:style-name="P13">index.js</text:p>
      <text:p text:style-name="P4"><text:span text:style-name="T1">import</text:span> <text:span text:style-name="T3">ReactDOM</text:span> <text:span text:style-name="T1">from</text:span> <text:span text:style-name="T4">'react-dom'</text:span>;</text:p>
      <text:p text:style-name="P1"><text:span text:style-name="T1">import</text:span> <text:span text:style-name="T3">App</text:span> <text:span text:style-name="T1">from</text:span> <text:span text:style-name="T4">'./App'</text:span>;</text:p>
      <text:p text:style-name="P1"><text:span text:style-name="T1">import</text:span> <text:span text:style-name="T4">'./index.css'</text:span>;</text:p>
      <text:p text:style-name="P1"><text:span text:style-name="T1">import</text:span> <text:span text:style-name="T3">axios</text:span> <text:span text:style-name="T1">from</text:span> <text:span text:style-name="T4">'axios'</text:span></text:p>
      <text:p text:style-name="P5"/>
      <text:p text:style-name="P1"><text:span text:style-name="T5">const</text:span> <text:span text:style-name="T7">promise</text:span> = <text:span text:style-name="T7">axios</text:span>.<text:span text:style-name="T6">get</text:span>(<text:span text:style-name="T4">'http://localhost:3001/results'</text:span>)</text:p>
      <text:p text:style-name="P1"><text:span text:style-name="T3">console</text:span>.<text:span text:style-name="T6">log</text:span>(<text:span text:style-name="T7">promise</text:span>)</text:p>
      <text:p text:style-name="P5"/>
      <text:p text:style-name="P1"><text:soft-page-break/><text:span text:style-name="T5">const</text:span> <text:span text:style-name="T7">promise2</text:span> = <text:span text:style-name="T7">axios</text:span>.<text:span text:style-name="T6">get</text:span>(<text:span text:style-name="T4">'http://localhost:3001/foobar'</text:span>)</text:p>
      <text:p text:style-name="P1"><text:span text:style-name="T3">console</text:span>.<text:span text:style-name="T6">log</text:span>(<text:span text:style-name="T7">promise2</text:span>)</text:p>
      <text:p text:style-name="P5"/>
      <text:p text:style-name="P1"><text:span text:style-name="T3">ReactDOM</text:span>.<text:span text:style-name="T6">render</text:span>(</text:p>
      <text:p text:style-name="P7">// &lt;App results={results} /&gt;,</text:p>
      <text:p text:style-name="P1"><text:span text:style-name="T9">&lt;</text:span><text:span text:style-name="T12">App</text:span> <text:span text:style-name="T9">/&gt;</text:span>,</text:p>
      <text:p text:style-name="P1"><text:span text:style-name="T3">document</text:span>.<text:span text:style-name="T6">getElementById</text:span>(<text:span text:style-name="T4">'root'</text:span>)</text:p>
      <text:p text:style-name="P1">);</text:p>
      <text:p text:style-name="P5"/>
      <text:p text:style-name="P7">// export default results;</text:p>
      <text:p text:style-name="P1"/>
      <text:p text:style-name="P13"/>
      <text:p text:style-name="P1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4:38:10.688643572</meta:creation-date>
    <dc:date>2022-02-25T13:05:22.541719825</dc:date>
    <meta:editing-duration>P1DT13H41M3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8" meta:paragraph-count="297" meta:word-count="721" meta:character-count="6447" meta:non-whitespace-character-count="6015"/>
  </office:meta>
</office:document-meta>
</file>